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aa9f2"/>
    </style:style>
    <style:style style:name="T3" style:family="text">
      <style:text-properties officeooo:rsid="000b94c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Business Statistics <text:s text:c="12"/>4 <text:s text:c="2"/><text:span text:style-name="T2">B*</text:span> <text:s/>13.2 <text:s/>L <text:s text:c="4"/>03/24/14 <text:s text:c="53"/></text:p>
      <text:p text:style-name="P3">Quarter: <text:s/>Credits: <text:s text:c="2"/>12.0 <text:s text:c="4"/>Qpts: <text:s text:c="3"/>42.40 <text:s text:c="4"/>GPA: <text:s/><text:span text:style-name="T3">3.5</text:span></text:p>
      <text:p text:style-name="P3"><text:s text:c="80"/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Internal Coding:</text:p>
      <text:p text:style-name="P3">------------------------- <text:s text:c="69"/>--------------</text:p>
      <text:p text:style-name="P3">Status: <text:s text:c="14"/>Pending <text:s text:c="65"/><text:soft-page-break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0:47.740000000</dc:date>
    <meta:editing-duration>PT10M10S</meta:editing-duration>
    <meta:editing-cycles>4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57" meta:word-count="228" meta:character-count="3430" meta:non-whitespace-character-count="1291"/>
  </office:meta>
</office:document-meta>
</file>